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51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426cm"/>
    </style:style>
    <style:style style:name="gr9" style:family="graphic" style:parent-style-name="standard">
      <style:graphic-properties draw:stroke="none" svg:stroke-color="#000000" draw:fill="none" draw:fill-color="#ffffff" fo:min-height="0.79cm"/>
    </style:style>
    <style:style style:name="gr10" style:family="graphic" style:parent-style-name="standard">
      <style:graphic-properties draw:stroke="none" svg:stroke-color="#000000" draw:fill="none" draw:fill-color="#ffffff" fo:min-height="0.93cm"/>
    </style:style>
    <style:style style:name="gr1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Symbol" style:font-style-name-asian="Regular" style:font-charset-asian="x-symbol" style:font-size-asian="24pt" style:font-family-complex="StarSymbol" style:font-style-name-complex="Regular" style:font-charset-complex="x-symbol" style:font-size-complex="24pt"/>
    </style:style>
    <style:style style:name="T6" style:family="text">
      <style:text-properties style:text-position="sub 70%"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9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0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fo:font-family="Arie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12" style:family="text">
      <style:text-properties style:text-position="super 58%" fo:font-family="Arie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13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4" style:family="text">
      <style:text-properties style:text-position="super 58%" fo:font-family="StarSymbol" style:font-style-name="Regular" style:font-charset="x-symbol" fo:font-size="14pt" style:font-family-asian="StarSymbol" style:font-style-name-asian="Regular" style:font-charset-asian="x-symbol" style:font-size-asian="14pt" style:font-family-complex="StarSymbol" style:font-style-name-complex="Regular" style:font-charset-complex="x-symbol" style:font-size-complex="14pt"/>
    </style:style>
    <style:style style:name="T15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5.312cm" svg:x="5.843cm" svg:y="9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7.328cm" svg:x2="7.149cm" svg:y2="7.328cm">
          <text:p/>
        </draw:line>
        <draw:line draw:style-name="gr4" draw:text-style-name="P1" draw:layer="layout" svg:x1="11.059cm" svg:y1="7.328cm" svg:x2="12.837cm" svg:y2="7.328cm">
          <text:p/>
        </draw:line>
        <draw:line draw:style-name="gr4" draw:text-style-name="P1" draw:layer="layout" svg:x1="16.62cm" svg:y1="7.328cm" svg:x2="18.525cm" svg:y2="7.328cm">
          <text:p/>
        </draw:line>
        <draw:line draw:style-name="gr4" draw:text-style-name="P1" draw:layer="layout" svg:x1="22.362cm" svg:y1="7.328cm" svg:x2="24.14cm" svg:y2="7.328cm">
          <text:p/>
        </draw:line>
        <draw:line draw:style-name="gr4" draw:text-style-name="P1" draw:layer="layout" svg:x1="9cm" svg:y1="8.471cm" svg:x2="9cm" svg:y2="10.63cm">
          <text:p/>
        </draw:line>
        <draw:custom-shape draw:style-name="gr5" draw:text-style-name="P1" draw:layer="layout" svg:width="3.81cm" svg:height="2.159cm" svg:x="7.094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615cm" svg:y1="8.471cm" svg:x2="14.615cm" svg:y2="10.376cm">
          <text:p/>
        </draw:line>
        <draw:line draw:style-name="gr4" draw:text-style-name="P1" draw:layer="layout" svg:x1="20.33cm" svg:y1="8.471cm" svg:x2="20.33cm" svg:y2="10.376cm">
          <text:p/>
        </draw:line>
        <draw:frame draw:style-name="gr6" draw:text-style-name="P2" draw:layer="layout" svg:width="2.794cm" svg:height="1.801cm" svg:x="2.069cm" svg:y="6.4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7.469cm" svg:y="6.7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7.37cm" svg:y="10.8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10.8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10.8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67cm" svg:y="6.7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6.7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4.072cm" svg:y="6.324cm">
          <draw:text-box>
            <text:p text:style-name="P1"><text:span text:style-name="T1">RA2/b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6.5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6.5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6.5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9.2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574cm" svg:y="9.2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975cm" svg:y="9.2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6" draw:text-style-name="P3" draw:layer="layout" svg:width="14.478cm" svg:height="1.801cm" svg:x="7.342cm" svg:y="13.136cm">
          <draw:text-box>
            <text:p text:style-name="P1"><text:span text:style-name="T4">Lost-lepton background (</text:span><text:span text:style-name="T5">μ</text:span><text:span text:style-name="T4"> only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4.429cm" svg:x2="6.65cm" svg:y2="4.429cm">
          <text:p/>
        </draw:line>
        <draw:line draw:style-name="gr4" draw:text-style-name="P1" draw:layer="layout" svg:x1="10.56cm" svg:y1="4.429cm" svg:x2="12.338cm" svg:y2="4.429cm">
          <text:p/>
        </draw:line>
        <draw:line draw:style-name="gr4" draw:text-style-name="P1" draw:layer="layout" svg:x1="16.121cm" svg:y1="4.429cm" svg:x2="18.026cm" svg:y2="4.429cm">
          <text:p/>
        </draw:line>
        <draw:line draw:style-name="gr4" draw:text-style-name="P1" draw:layer="layout" svg:x1="21.863cm" svg:y1="4.429cm" svg:x2="23.641cm" svg:y2="4.429cm">
          <text:p/>
        </draw:line>
        <draw:line draw:style-name="gr4" draw:text-style-name="P1" draw:layer="layout" svg:x1="8.501cm" svg:y1="5.572cm" svg:x2="8.501cm" svg:y2="7.731cm">
          <text:p/>
        </draw:line>
        <draw:custom-shape draw:style-name="gr5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5.572cm" svg:x2="14.116cm" svg:y2="7.477cm">
          <text:p/>
        </draw:line>
        <draw:line draw:style-name="gr4" draw:text-style-name="P1" draw:layer="layout" svg:x1="19.831cm" svg:y1="5.572cm" svg:x2="19.831cm" svg:y2="7.477cm">
          <text:p/>
        </draw:line>
        <draw:frame draw:style-name="gr6" draw:text-style-name="P2" draw:layer="layout" svg:width="2.794cm" svg:height="1.801cm" svg:x="1.57cm" svg:y="3.5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6.97cm" svg:y="3.8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6.871cm" svg:y="7.9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7.9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7.9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171cm" svg:y="3.8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3.8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3.573cm" svg:y="3.425cm">
          <draw:text-box>
            <text:p text:style-name="P1"><text:span text:style-name="T1">RA2/b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3.6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3.6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3.6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6.3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6.3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6.3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3.2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2.411cm" svg:x="17.972cm" svg:y="13.2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3cm" svg:y="13.4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7" draw:text-style-name="P2" draw:layer="layout" svg:width="3.363cm" svg:height="1.477cm" svg:x="15.572cm" svg:y="14.1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3.065cm" svg:x2="14.116cm" svg:y2="10.017cm">
          <text:p/>
        </draw:line>
        <draw:line draw:style-name="gr4" draw:text-style-name="P1" draw:layer="layout" svg:x1="19.85cm" svg:y1="13.065cm" svg:x2="19.831cm" svg:y2="10.017cm">
          <text:p/>
        </draw:line>
        <draw:line draw:style-name="gr4" draw:text-style-name="P1" draw:layer="layout" svg:x1="8.493cm" svg:y1="12.446cm" svg:x2="8.493cm" svg:y2="10.033cm">
          <text:p/>
        </draw:line>
        <draw:line draw:style-name="gr4" draw:text-style-name="P1" draw:layer="layout" svg:x1="23.641cm" svg:y1="14.095cm" svg:x2="21.863cm" svg:y2="14.095cm">
          <text:p/>
        </draw:line>
        <draw:line draw:style-name="gr4" draw:text-style-name="P1" draw:layer="layout" svg:x1="17.941cm" svg:y1="14.107cm" svg:x2="16.163cm" svg:y2="14.107cm">
          <text:p/>
        </draw:line>
        <draw:line draw:style-name="gr4" draw:text-style-name="P1" draw:layer="layout" svg:x1="12.341cm" svg:y1="14.119cm" svg:x2="10.563cm" svg:y2="14.119cm">
          <text:p/>
        </draw:line>
        <draw:frame draw:style-name="gr7" draw:text-style-name="P2" draw:layer="layout" svg:width="3.363cm" svg:height="1.477cm" svg:x="21.173cm" svg:y="14.1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4.1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10.5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10.5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10.5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7.3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6.08cm" svg:x2="25.465cm" svg:y2="6.715cm">
          <text:p/>
        </draw:line>
        <draw:frame draw:style-name="gr7" draw:text-style-name="P4" draw:layer="layout" svg:width="2.794cm" svg:height="1.361cm" svg:x="26.273cm" svg:y="5.6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8.901cm" svg:x2="25.465cm" svg:y2="9.536cm">
          <text:p/>
        </draw:line>
        <draw:line draw:style-name="gr4" draw:text-style-name="P1" draw:layer="layout" svg:x1="25.477cm" svg:y1="11.776cm" svg:x2="25.477cm" svg:y2="12.411cm">
          <text:p/>
        </draw:line>
        <draw:frame draw:style-name="gr7" draw:text-style-name="P2" draw:layer="layout" svg:width="3.363cm" svg:height="1.361cm" svg:x="24.674cm" svg:y="8.8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4cm" svg:y="10.024cm">
          <draw:text-box>
            <text:p text:style-name="P1"><text:span text:style-name="T1">Di-lep contribution</text:span></text:p>
          </draw:text-box>
        </draw:frame>
        <draw:frame draw:style-name="gr7" draw:text-style-name="P2" draw:layer="layout" svg:width="3.363cm" svg:height="1.477cm" svg:x="25.175cm" svg:y="11.6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9.974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5.575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1.376cm" svg:y="14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9.377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3.578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8.079cm" svg:y="10.525cm">
          <draw:text-box>
            <text:p text:style-name="P1"><text:span text:style-name="T8">μ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3.458cm">
          <draw:text-box>
            <text:p text:style-name="P1"><text:span text:style-name="T1">Prompt</text:span></text:p>
            <text:p text:style-name="P1"><text:span text:style-name="T2">μ = </text:span><text:span text:style-name="T9">e</text:span></text:p>
          </draw:text-box>
        </draw:frame>
        <draw:frame draw:style-name="gr7" draw:text-style-name="P2" draw:layer="layout" svg:width="3.363cm" svg:height="1.477cm" svg:x="22.334cm" svg:y="8.758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2.537cm" svg:y="8.647cm">
          <draw:text-box>
            <text:p text:style-name="P1"><text:span text:style-name="T8">μ</text:span></text:p>
            <text:p text:style-name="P1"><text:span text:style-name="T1"/>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8.89cm" svg:x="5.843cm" svg:y="5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3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4.228cm" svg:x2="7.149cm" svg:y2="4.228cm">
          <text:p/>
        </draw:line>
        <draw:line draw:style-name="gr4" draw:text-style-name="P1" draw:layer="layout" svg:x1="11.059cm" svg:y1="4.228cm" svg:x2="12.837cm" svg:y2="4.228cm">
          <text:p/>
        </draw:line>
        <draw:line draw:style-name="gr4" draw:text-style-name="P1" draw:layer="layout" svg:x1="16.62cm" svg:y1="4.228cm" svg:x2="18.525cm" svg:y2="4.228cm">
          <text:p/>
        </draw:line>
        <draw:line draw:style-name="gr4" draw:text-style-name="P1" draw:layer="layout" svg:x1="22.362cm" svg:y1="4.228cm" svg:x2="24.14cm" svg:y2="4.228cm">
          <text:p/>
        </draw:line>
        <draw:line draw:style-name="gr4" draw:text-style-name="P1" draw:layer="layout" svg:x1="8.993cm" svg:y1="5.445cm" svg:x2="9cm" svg:y2="7.13cm">
          <text:p/>
        </draw:line>
        <draw:custom-shape draw:style-name="gr5" draw:text-style-name="P1" draw:layer="layout" svg:width="3.81cm" svg:height="2.159cm" svg:x="7.094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794cm" svg:height="1.801cm" svg:x="2.069cm" svg:y="3.358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7.469cm" svg:y="3.6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7.37cm" svg:y="7.322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7.323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7.324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67cm" svg:y="3.6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3.6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4.072cm" svg:y="3.224cm">
          <draw:text-box>
            <text:p text:style-name="P1"><text:span text:style-name="T1">RA2/b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3.4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3.4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3.4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5.7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574cm" svg:y="5.7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975cm" svg:y="5.727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5" draw:text-style-name="P1" draw:layer="layout" svg:width="3.81cm" svg:height="2.159cm" svg:x="7.093cm" svg:y="1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2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1cm" svg:y="1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7.369cm" svg:y="11.721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77cm" svg:y="11.722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871cm" svg:y="11.723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custom-shape draw:style-name="gr2" draw:text-style-name="P1" draw:layer="layout" svg:width="3.81cm" svg:height="3.429cm" svg:x="1.596cm" svg:y="1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1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1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1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15.927cm" svg:x2="7.149cm" svg:y2="15.927cm">
          <text:p/>
        </draw:line>
        <draw:line draw:style-name="gr4" draw:text-style-name="P1" draw:layer="layout" svg:x1="11.059cm" svg:y1="15.927cm" svg:x2="12.837cm" svg:y2="15.927cm">
          <text:p/>
        </draw:line>
        <draw:line draw:style-name="gr4" draw:text-style-name="P1" draw:layer="layout" svg:x1="16.62cm" svg:y1="15.927cm" svg:x2="18.525cm" svg:y2="15.927cm">
          <text:p/>
        </draw:line>
        <draw:line draw:style-name="gr4" draw:text-style-name="P1" draw:layer="layout" svg:x1="22.362cm" svg:y1="15.927cm" svg:x2="24.14cm" svg:y2="15.927cm">
          <text:p/>
        </draw:line>
        <draw:frame draw:style-name="gr6" draw:text-style-name="P2" draw:layer="layout" svg:width="2.794cm" svg:height="1.801cm" svg:x="2.069cm" svg:y="15.057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7.469cm" svg:y="15.3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67cm" svg:y="15.321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8.471cm" svg:y="15.322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916cm" svg:x="24.072cm" svg:y="14.923cm">
          <draw:text-box>
            <text:p text:style-name="P1"><text:span text:style-name="T1">RA2/b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10.07cm" svg:y="15.121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671cm" svg:y="15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1.372cm" svg:y="15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9.373cm" svg:y="13.924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774cm" svg:y="13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8.175cm" svg:y="1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9.119cm" svg:y1="14.89cm" svg:x2="9.119cm" svg:y2="13.747cm">
          <text:p/>
        </draw:line>
        <draw:line draw:style-name="gr4" draw:text-style-name="P1" draw:layer="layout" svg:x1="14.731cm" svg:y1="14.891cm" svg:x2="14.731cm" svg:y2="13.748cm">
          <text:p/>
        </draw:line>
        <draw:line draw:style-name="gr4" draw:text-style-name="P1" draw:layer="layout" svg:x1="20.343cm" svg:y1="14.892cm" svg:x2="20.343cm" svg:y2="13.749cm">
          <text:p/>
        </draw:line>
        <draw:frame draw:style-name="gr6" draw:text-style-name="P3" draw:layer="layout" svg:width="14.478cm" svg:height="1.801cm" svg:x="7.342cm" svg:y="9.636cm">
          <draw:text-box>
            <text:p text:style-name="P1"><text:span text:style-name="T4">Lost-lepton background</text:span></text:p>
          </draw:text-box>
        </draw:frame>
        <draw:line draw:style-name="gr4" draw:text-style-name="P1" draw:layer="layout" svg:x1="14.61cm" svg:y1="5.42cm" svg:x2="14.617cm" svg:y2="7.105cm">
          <text:p/>
        </draw:line>
        <draw:line draw:style-name="gr4" draw:text-style-name="P1" draw:layer="layout" svg:x1="20.327cm" svg:y1="5.395cm" svg:x2="20.334cm" svg:y2="7.08cm">
          <text:p/>
        </draw:line>
      </draw:page>
      <draw:page draw:name="page4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2">μ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856cm" svg:x="6.871cm" svg:y="5.523cm">
          <draw:text-box>
            <text:p text:style-name="P1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5.524cm">
          <draw:text-box>
            <text:p text:style-name="P1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5.525cm">
          <draw:text-box>
            <text:p text:style-name="P1"><text:span text:style-name="T1">Not isolated 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1"><text:span text:style-name="T1">RA2/b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0.822cm">
          <draw:text-box>
            <text:p text:style-name="P1"><text:span text:style-name="T1">All in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931cm" svg:height="2.411cm" svg:x="17.972cm" svg:y="10.823cm">
          <draw:text-box>
            <text:p text:style-name="P1"><text:span text:style-name="T1">All reconstructed <text:s/></text:span><text:span text:style-name="T3">μ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3cm" svg:y="11.024cm">
          <draw:text-box>
            <text:p text:style-name="P1"><text:span text:style-name="T1">Single </text:span><text:span text:style-name="T3">μ</text:span><text:span text:style-name="T1"> CS</text:span></text:p>
            <text:p text:style-name="P1"><text:span text:style-name="T1">(&gt;99% purity)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4.9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3.931cm" svg:height="1.361cm" svg:x="23.574cm" svg:y="7.624cm">
          <draw:text-box>
            <text:p text:style-name="P1"><text:span text:style-name="T1">Di-lep contribution</text:span></text:p>
          </draw:text-box>
        </draw:frame>
        <draw:frame draw:style-name="gr7" draw:text-style-name="P2" draw:layer="layout" svg:width="3.363cm" svg:height="1.477cm" svg:x="25.175cm" svg:y="9.2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9.974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5.575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1.376cm" svg:y="11.7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9.377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13.578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8.079cm" svg:y="8.125cm">
          <draw:text-box>
            <text:p text:style-name="P1"><text:span text:style-name="T8">μ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2">μ = </text:span><text:span text:style-name="T9">e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6.87cm" svg:y="14.722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271cm" svg:y="14.723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372cm" svg:y="14.724cm">
          <draw:text-box>
            <text:p text:style-name="P1"><text:span text:style-name="T1">Not isolated</text:span></text:p>
            <text:p text:style-name="P1"><text:span text:style-name="T1">e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916cm" svg:x="23.573cm" svg:y="17.924cm">
          <draw:text-box>
            <text:p text:style-name="P1"><text:span text:style-name="T1">RA2/b</text:span></text:p>
            <text:p text:style-name="P1"><text:span text:style-name="T1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8.079cm" svg:y="13.626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9.879cm" svg:y="14.601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99cm" svg:x="15.479cm" svg:y="14.576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22.319cm" svg:y="6.354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4cm" svg:x="22.522cm" svg:y="6.243cm">
          <draw:text-box>
            <text:p text:style-name="P1"><text:span text:style-name="T8">μ</text:span></text:p>
            <text:p text:style-name="P1"><text:span text:style-name="T1"/></text:p>
          </draw:text-box>
        </draw:frame>
      </draw:page>
      <draw:page draw:name="page5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1"><text:span text:style-name="T1">Prompt</text:span></text:p>
            <text:p text:style-name="P1"><text:span text:style-name="T1">e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363cm" svg:height="1.916cm" svg:x="6.871cm" svg:y="5.523cm">
          <draw:text-box>
            <text:p text:style-name="P1"><text:span text:style-name="T1">Out of acceptance</text:span></text:p>
            <text:p text:style-name="P1"><text:span text:style-name="T1">e</text:span></text:p>
          </draw:text-box>
        </draw:frame>
        <draw:frame draw:style-name="gr7" draw:text-style-name="P2" draw:layer="layout" svg:width="3.803cm" svg:height="1.916cm" svg:x="12.272cm" svg:y="5.524cm">
          <draw:text-box>
            <text:p text:style-name="P1"><text:span text:style-name="T1">Not reconstructed</text:span></text:p>
            <text:p text:style-name="P1"><text:span text:style-name="T1">e</text:span></text:p>
          </draw:text-box>
        </draw:frame>
        <draw:frame draw:style-name="gr7" draw:text-style-name="P2" draw:layer="layout" svg:width="2.982cm" svg:height="1.916cm" svg:x="18.373cm" svg:y="5.525cm">
          <draw:text-box>
            <text:p text:style-name="P1"><text:span text:style-name="T1">Not isolated </text:span></text:p>
            <text:p text:style-name="P1"><text:span text:style-name="T1">e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1"><text:span text:style-name="T1">RA2/b</text:span></text:p>
            <text:p text:style-name="P1"><text:span text:style-name="T3">e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1"><text:span text:style-name="T1">Fail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941cm" svg:x="12.171cm" svg:y="10.822cm">
          <draw:text-box>
            <text:p text:style-name="P1"><text:span text:style-name="T1">All in acceptance</text:span></text:p>
            <text:p text:style-name="P1"><text:span text:style-name="T11">e</text:span></text:p>
          </draw:text-box>
        </draw:frame>
        <draw:frame draw:style-name="gr7" draw:text-style-name="P2" draw:layer="layout" svg:width="3.931cm" svg:height="2.496cm" svg:x="17.972cm" svg:y="10.823cm">
          <draw:text-box>
            <text:p text:style-name="P1"><text:span text:style-name="T1">All reconstructed <text:s/></text:span><text:span text:style-name="T11">e</text:span></text:p>
            <text:p text:style-name="P1"><text:span text:style-name="T1"/></text:p>
          </draw:text-box>
        </draw:frame>
        <draw:frame draw:style-name="gr11" draw:text-style-name="P2" draw:layer="layout" svg:width="3.931cm" svg:height="0.806cm" svg:x="23.573cm" svg:y="11.324cm">
          <draw:text-box>
            <text:p text:style-name="P1"><text:span text:style-name="T1">Single e CS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1"><text:span text:style-name="T1">1/</text:span><text:span text:style-name="T2">ϵ</text:span><text:span text:style-name="T6">Reco</text:span></text:p>
            <text:p text:style-name="P1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1"><text:span text:style-name="T1">1/</text:span><text:span text:style-name="T2">ϵ</text:span><text:span text:style-name="T6">Iso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1"><text:span text:style-name="T1">1/</text:span><text:span text:style-name="T2">ϵ</text:span><text:span text:style-name="T6">Acc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641cm" svg:height="1.04cm" svg:x="23.775cm" svg:y="4.926cm">
          <draw:text-box>
            <text:p text:style-name="P1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><text:span text:style-name="T1">Invert e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8" draw:text-style-name="P2" draw:layer="layout" svg:width="4.318cm" svg:height="1.916cm" svg:x="23.425cm" svg:y="7.024cm">
          <draw:text-box>
            <text:p text:style-name="P1"><text:span text:style-name="T1">Di-lep contribution &amp; purity correction</text:span></text:p>
          </draw:text-box>
        </draw:frame>
        <draw:frame draw:style-name="gr7" draw:text-style-name="P2" draw:layer="layout" svg:width="4.781cm" svg:height="2.148cm" svg:x="25.275cm" svg:y="8.926cm">
          <draw:text-box>
            <text:p text:style-name="P1"><text:span text:style-name="T1">(1-f</text:span><text:span text:style-name="T6">Di-lep</text:span><text:span text:style-name="T7">)</text:span></text:p>
            <text:p text:style-name="P1"><text:span text:style-name="T7">(1-f</text:span><text:span text:style-name="T6">Purity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9.974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5.575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21.376cm" svg:y="11.725cm">
          <draw:text-box>
            <text:p text:style-name="P1"><text:span text:style-name="T12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9.377cm" svg:y="8.125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13.578cm" svg:y="8.125cm">
          <draw:text-box>
            <text:p text:style-name="P1"><text:span text:style-name="T10">e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8.079cm" svg:y="8.125cm">
          <draw:text-box>
            <text:p text:style-name="P1"><text:span text:style-name="T13">e</text:span></text:p>
            <text:p text:style-name="P1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1"><text:span text:style-name="T1">Prompt</text:span></text:p>
            <text:p text:style-name="P1"><text:span text:style-name="T9">e = </text:span><text:span text:style-name="T3">μ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856cm" svg:x="6.87cm" svg:y="14.722cm">
          <draw:text-box>
            <text:p text:style-name="P1"><text:span text:style-name="T1">Out of acceptance</text:span></text:p>
            <text:p text:style-name="P1"><text:span text:style-name="T3">μ</text:span></text:p>
          </draw:text-box>
        </draw:frame>
        <draw:frame draw:style-name="gr7" draw:text-style-name="P2" draw:layer="layout" svg:width="3.803cm" svg:height="1.856cm" svg:x="12.271cm" svg:y="14.723cm">
          <draw:text-box>
            <text:p text:style-name="P1"><text:span text:style-name="T1">Not reconstructed</text:span></text:p>
            <text:p text:style-name="P1"><text:span text:style-name="T3">μ</text:span></text:p>
          </draw:text-box>
        </draw:frame>
        <draw:frame draw:style-name="gr7" draw:text-style-name="P2" draw:layer="layout" svg:width="2.982cm" svg:height="1.856cm" svg:x="18.372cm" svg:y="14.724cm">
          <draw:text-box>
            <text:p text:style-name="P1"><text:span text:style-name="T1">Not isolated</text:span></text:p>
            <text:p text:style-name="P1"><text:span text:style-name="T3">μ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1"><text:span text:style-name="T1">Prompt</text:span></text:p>
            <text:p text:style-name="P1"><text:span text:style-name="T3">μ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1"><text:span text:style-name="T1">Acceptance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1"><text:span text:style-name="T1">Reconstruc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1"><text:span text:style-name="T1">Isolation</text:span></text:p>
            <text:p text:style-name="P1"><text:span text:style-name="T1">criteria?</text:span></text:p>
          </draw:text-box>
        </draw:frame>
        <draw:frame draw:style-name="gr7" draw:text-style-name="P2" draw:layer="layout" svg:width="3.931cm" svg:height="1.856cm" svg:x="23.573cm" svg:y="17.924cm">
          <draw:text-box>
            <text:p text:style-name="P1"><text:span text:style-name="T1">RA2/b</text:span></text:p>
            <text:p text:style-name="P1"><text:span text:style-name="T3">μ</text:span></text:p>
            <text:p text:style-name="P1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1"><text:span text:style-name="T1">Pass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1"><text:span text:style-name="T1">Fail</text:span></text:p>
            <text:p text:style-name="P1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1"><text:span text:style-name="T1">Fail</text:span></text:p>
            <text:p text:style-name="P1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1"><text:span text:style-name="T1">(1-</text:span><text:span text:style-name="T2">ϵ</text:span><text:span text:style-name="T6">Acc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8.079cm" svg:y="13.626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1"><text:span text:style-name="T1">(1-</text:span><text:span text:style-name="T2">ϵ</text:span><text:span text:style-name="T6">Rec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9.879cm" svg:y="14.601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1"><text:span text:style-name="T1">(1-</text:span><text:span text:style-name="T2">ϵ</text:span><text:span text:style-name="T6">Iso</text:span><text:span text:style-name="T7">)</text:span></text:p>
            <text:p text:style-name="P1"><text:span text:style-name="T1"/></text:p>
          </draw:text-box>
        </draw:frame>
        <draw:frame draw:style-name="gr7" draw:text-style-name="P2" draw:layer="layout" svg:width="3.335cm" svg:height="1.34cm" svg:x="15.479cm" svg:y="14.576cm">
          <draw:text-box>
            <text:p text:style-name="P1"><text:span text:style-name="T14">μ</text:span></text:p>
            <text:p text:style-name="P1"><text:span text:style-name="T1"/></text:p>
          </draw:text-box>
        </draw:frame>
        <draw:frame draw:style-name="gr7" draw:text-style-name="P2" draw:layer="layout" svg:width="3.363cm" svg:height="1.477cm" svg:x="22.491cm" svg:y="6.384cm">
          <draw:text-box>
            <text:p text:style-name="P1"><text:span text:style-name="T1">1/</text:span><text:span text:style-name="T2">ϵ</text:span><text:span text:style-name="T6">m(T)</text:span></text:p>
            <text:p text:style-name="P1"><text:span text:style-name="T1"/></text:p>
          </draw:text-box>
        </draw:frame>
        <draw:frame draw:style-name="gr7" draw:text-style-name="P2" draw:layer="layout" svg:width="3.363cm" svg:height="1.399cm" svg:x="22.594cm" svg:y="6.273cm">
          <draw:text-box>
            <text:p text:style-name="P1"><text:span text:style-name="T15">e</text:span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2-17T17:32:16</dc:date>
    <meta:editing-duration>PT1H48M32S</meta:editing-duration>
    <meta:editing-cycles>14</meta:editing-cycles>
    <meta:generator>LibreOffice/3.5$Linux_X86_64 LibreOffice_project/350m1$Build-2</meta:generator>
    <meta:document-statistic meta:object-count="373"/>
  </office:meta>
</office:document-meta>
</file>